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Helvetica" svg:font-family="Helvetica" style:font-family-generic="swiss"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Normale">
      <loext:graphic-properties draw:fill="solid" draw:fill-color="#f8f9fa" draw:opacity="100%"/>
      <style:paragraph-properties fo:margin-left="0.635cm" fo:margin-right="0cm" fo:margin-top="0.176cm" fo:margin-bottom="0.176cm" style:contextual-spacing="false" fo:line-height="100%" fo:text-indent="0cm" style:auto-text-indent="false" fo:background-color="#f8f9fa">
        <style:tab-stops/>
      </style:paragraph-properties>
      <style:text-properties fo:color="#000000" loext:opacity="100%" style:font-name="Helvetica" fo:font-size="16pt" style:font-name-asian="Times New Roman" style:font-size-asian="16pt" style:language-asian="it" style:country-asian="IT" style:font-name-complex="Helvetica" style:font-size-complex="16pt"/>
    </style:style>
    <style:style style:name="P2" style:family="paragraph" style:parent-style-name="Normale">
      <loext:graphic-properties draw:fill="solid" draw:fill-color="#f8f9fa" draw:opacity="100%"/>
      <style:paragraph-properties fo:margin-top="0.176cm" fo:margin-bottom="0.176cm" style:contextual-spacing="false" fo:line-height="100%" fo:background-color="#f8f9fa"/>
      <style:text-properties fo:color="#000000" loext:opacity="100%" style:font-name="Helvetica" fo:font-size="16pt" style:font-name-asian="Times New Roman" style:font-size-asian="16pt" style:language-asian="it" style:country-asian="IT" style:font-name-complex="Helvetica" style:font-size-complex="16pt"/>
    </style:style>
    <style:style style:name="P3" style:family="paragraph" style:parent-style-name="Normale" style:master-page-name="MP0">
      <loext:graphic-properties draw:fill="solid" draw:fill-color="#f8f9fa" draw:opacity="100%"/>
      <style:paragraph-properties fo:margin-top="0.176cm" fo:margin-bottom="0.176cm" style:contextual-spacing="false" fo:line-height="100%" style:page-number="auto" fo:break-before="page" fo:background-color="#f8f9fa"/>
      <style:text-properties fo:color="#000000" loext:opacity="100%" style:font-name="Helvetica" fo:font-size="16pt" officeooo:rsid="0005d004" officeooo:paragraph-rsid="0005d004" style:font-name-asian="Times New Roman" style:font-size-asian="16pt" style:language-asian="it" style:country-asian="IT" style:font-name-complex="Helvetica" style:font-size-complex="16pt"/>
    </style:style>
    <style:style style:name="P4" style:family="paragraph" style:parent-style-name="Paragrafo_20_elenco" style:list-style-name="L1">
      <loext:graphic-properties draw:fill="solid" draw:fill-color="#f8f9fa" draw:opacity="100%"/>
      <style:paragraph-properties fo:margin-top="0.176cm" fo:margin-bottom="0.176cm" style:contextual-spacing="false" fo:line-height="100%" fo:background-color="#f8f9fa"/>
      <style:text-properties fo:color="#000000" loext:opacity="100%" style:font-name="Helvetica" fo:font-size="12pt" style:font-name-asian="Times New Roman" style:font-size-asian="12pt" style:language-asian="it" style:country-asian="IT" style:font-name-complex="Helvetica" style:font-size-complex="12pt"/>
    </style:style>
    <style:style style:name="P5" style:family="paragraph" style:parent-style-name="Paragrafo_20_elenco" style:list-style-name="L1">
      <loext:graphic-properties draw:fill="solid" draw:fill-color="#f8f9fa" draw:opacity="100%"/>
      <style:paragraph-properties fo:margin-left="0cm" fo:margin-right="0cm" fo:margin-top="0.176cm" fo:margin-bottom="0.176cm" style:contextual-spacing="false" fo:line-height="100%" fo:text-indent="0cm" style:auto-text-indent="false" fo:background-color="#f8f9fa"/>
      <style:text-properties fo:color="#000000" loext:opacity="100%" style:font-name="Helvetica" fo:font-size="12pt" style:font-name-asian="Times New Roman" style:font-size-asian="12pt" style:language-asian="it" style:country-asian="IT" style:font-name-complex="Helvetica" style:font-size-complex="12pt"/>
    </style:style>
    <style:style style:name="P6" style:family="paragraph" style:parent-style-name="Paragrafo_20_elenco" style:list-style-name="L2">
      <loext:graphic-properties draw:fill="solid" draw:fill-color="#f8f9fa" draw:opacity="100%"/>
      <style:paragraph-properties fo:margin-top="0.176cm" fo:margin-bottom="0.176cm" style:contextual-spacing="false" fo:line-height="100%" fo:background-color="#f8f9fa"/>
      <style:text-properties fo:color="#000000" loext:opacity="100%" style:font-name="Helvetica" fo:font-size="12pt" style:font-name-asian="Times New Roman" style:font-size-asian="12pt" style:language-asian="it" style:country-asian="IT" style:font-name-complex="Helvetica" style:font-size-complex="12pt"/>
    </style:style>
    <style:style style:name="P7" style:family="paragraph" style:parent-style-name="Paragrafo_20_elenco" style:list-style-name="L1">
      <loext:graphic-properties draw:fill="solid" draw:fill-color="#f8f9fa" draw:opacity="100%"/>
      <style:paragraph-properties fo:margin-top="0.176cm" fo:margin-bottom="0.176cm" style:contextual-spacing="false" fo:line-height="100%" fo:background-color="#f8f9fa"/>
      <style:text-properties fo:color="#000000" loext:opacity="100%" style:font-name="Helvetica" fo:font-size="12pt" fo:background-color="#ffff00" style:font-name-asian="Times New Roman" style:font-size-asian="12pt" style:language-asian="it" style:country-asian="IT" style:font-name-complex="Helvetica" style:font-size-complex="12pt"/>
    </style:style>
    <style:style style:name="P8" style:family="paragraph" style:parent-style-name="Paragrafo_20_elenco" style:list-style-name="L2">
      <loext:graphic-properties draw:fill="solid" draw:fill-color="#f8f9fa" draw:opacity="100%"/>
      <style:paragraph-properties fo:margin-top="0.176cm" fo:margin-bottom="0.176cm" style:contextual-spacing="false" fo:line-height="100%" fo:background-color="#f8f9fa"/>
      <style:text-properties fo:color="#000000" loext:opacity="100%" style:font-name="Helvetica" fo:font-size="12pt" fo:background-color="#ffff00" style:font-name-asian="Times New Roman" style:font-size-asian="12pt" style:language-asian="it" style:country-asian="IT" style:font-name-complex="Helvetica" style:font-size-complex="12pt"/>
    </style:style>
    <style:style style:name="P9" style:family="paragraph" style:parent-style-name="Paragrafo_20_elenco" style:list-style-name="L2">
      <loext:graphic-properties draw:fill="solid" draw:fill-color="#f8f9fa" draw:opacity="100%"/>
      <style:paragraph-properties fo:margin-top="0.176cm" fo:margin-bottom="0.176cm" style:contextual-spacing="false" fo:line-height="100%" fo:background-color="#f8f9fa"/>
    </style:style>
    <style:style style:name="P10" style:family="paragraph" style:parent-style-name="Paragrafo_20_elenco" style:list-style-name="L2">
      <loext:graphic-properties draw:fill="solid" draw:fill-color="#f8f9fa" draw:opacity="100%"/>
      <style:paragraph-properties fo:margin-top="0.176cm" fo:margin-bottom="0.176cm" style:contextual-spacing="false" fo:line-height="100%" fo:background-color="#f8f9fa"/>
      <style:text-properties officeooo:paragraph-rsid="00085a5b"/>
    </style:style>
    <style:style style:name="T1" style:family="text">
      <style:text-properties fo:color="#000000" loext:opacity="100%" style:font-name="Helvetica" fo:font-size="12pt" style:font-name-asian="Times New Roman" style:font-size-asian="12pt" style:language-asian="it" style:country-asian="IT" style:font-name-complex="Helvetica" style:font-size-complex="12pt"/>
    </style:style>
    <style:style style:name="T2" style:family="text">
      <style:text-properties fo:color="#000000" loext:opacity="100%" style:font-name="Helvetica" fo:font-size="12pt" fo:background-color="#ffff00" loext:char-shading-value="0" style:font-name-asian="Times New Roman" style:font-size-asian="12pt" style:language-asian="it" style:country-asian="IT" style:font-name-complex="Helvetica" style:font-size-complex="12pt"/>
    </style:style>
    <style:style style:name="T3" style:family="text">
      <style:text-properties fo:color="#000000" loext:opacity="100%" style:font-name="Helvetica" fo:font-size="12pt" fo:background-color="#ffff00" loext:char-shading-value="0" style:font-name-asian="Times New Roman" style:font-size-asian="12pt" style:language-asian="it" style:country-asian="IT" style:font-name-complex="Helvetica" style:font-size-complex="12pt"/>
    </style:style>
    <style:style style:name="T4" style:family="text">
      <style:text-properties fo:color="#000000" loext:opacity="100%" style:font-name="Helvetica" fo:font-size="12pt" officeooo:rsid="00085a5b" fo:background-color="#ffff00" loext:char-shading-value="0" style:font-name-asian="Times New Roman" style:font-size-asian="12pt" style:language-asian="it" style:country-asian="IT" style:font-name-complex="Helvetica" style:font-size-complex="12pt"/>
    </style:style>
    <style:style style:name="T5" style:family="text">
      <style:text-properties officeooo:rsid="0005d004"/>
    </style:style>
    <style:style style:name="T6" style:family="text">
      <style:text-properties officeooo:rsid="0005d004" fo:background-color="#ffff00" loext:char-shading-value="0"/>
    </style:style>
    <style:style style:name="T7" style:family="text">
      <style:text-properties officeooo:rsid="0007c787"/>
    </style:style>
    <text:list-style style:name="L1">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9LVL1" loext:num-list-format="%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 giallo sono segnate la cose da NON copiare come business rules</text:p>
      <text:p text:style-name="P2">Business Rule / Vincoli – ER Principale</text:p>
      <text:list xml:id="list1969813937" text:style-name="L1">
        <text:list-item>
          <text:p text:style-name="P4">Un utente A può commentare una recensione R se e solo se (A,R) appartiene ad “EsecuzioneRecensioneUtente” oppure ad una tra “RiferimentoRecensioniOspiti” e “RiferimentoRecensioniHost”.</text:p>
        </text:list-item>
        <text:list-item>
          <text:p text:style-name="P4">Gli alloggi possono essere condivisi quindi la prenotazione va identificata anche tramite l’utente che la esegue <text:span text:style-name="T6">(questa più che un br è un’osservazione per la discussione: la riporto su note.txt)</text:span></text:p>
        </text:list-item>
        <text:list-item>
          <text:p text:style-name="P7">Si suppone che un alloggio possa essere di un solo tipo.</text:p>
        </text:list-item>
        <text:list-item>
          <text:p text:style-name="P7">Ci potrebbero essere più alloggi allo stesso indirizzo (ad esempio in un condominio) e ci potrebbero essere alloggi con lo stesso nome e stesso indirizzo in città diverse e quindi occorre identificare l’alloggio in base a nome, indirizzo e città.</text:p>
        </text:list-item>
        <text:list-item>
          <text:p text:style-name="P7">Il cap ha senso perché il codice postale c’è in ogni paese.</text:p>
        </text:list-item>
        <text:list-item>
          <text:p text:style-name="P4">L’attributo badge assume valore true se e solo se sono raggiunte le condizioni specificate sulla documentazione.</text:p>
        </text:list-item>
        <text:list-item>
          <text:p text:style-name="P7">E’ meglio associare prenotazioni ed ospiti invece che prenotazioni ed utenti per maggior conformità alla realtà: anche gli host possono effettuare prenotazioni, ma in quel caso si stanno comportando come ospiti (da qui la necessità di una generalizzazione non esclusiva).</text:p>
        </text:list-item>
        <text:list-item>
          <text:p text:style-name="P7">Il medesimo ragionamento vale per le liste.</text:p>
          <text:p text:style-name="P5"/>
        </text:list-item>
        <text:list-item>
          <text:p text:style-name="P4">Se la Lista A partecipa <text:span text:style-name="T5">ad</text:span> viaggio <text:span text:style-name="T5">B</text:span> <text:span text:style-name="T5">riferito alla</text:span> Città C allora ogni occorrenza di ComposizioneLista in cui compare A può contenere solo ed esclusivamente alloggi <text:span text:style-name="T5">situati in</text:span> C <text:span text:style-name="T5">(cioè tali da partecipare a LocazioneAlloggi con l’occorrenza C di Città)</text:span></text:p>
        </text:list-item>
        <text:list-item>
          <text:p text:style-name="P4">Se Utenti <text:span text:style-name="T5">è</text:span> associato al pagamento C con occorrenza U di UtilizzoMetodi allora deve valere C.Datafine&lt;=U.DataInizioUtilizzo&lt;=C.DataFineUtilizzo (l’utente può usare solo metodi di pagamento validi) <text:span text:style-name="T5">or</text:span> C.DataInizio&lt;=U.DataInizioUtilizzo se C.DataFineUtilizzo ha cardinalità 0)</text:p>
        </text:list-item>
        <text:list-item>
          <text:p text:style-name="P4">Se l’occorrenza M di MetodiDiPagamento e la Prenotazione P partecipano a Pagamenti tramite l’occorrenza PG allora deve valere che M partecipi ad UtilizzoMetodiPagamento con lo stesso Utente che effettua la prenotazione.</text:p>
        </text:list-item>
        <text:list-item>
          <text:p text:style-name="P4">Se MetodoDiPagamento M partecipa a Pagamenti con l’occorrenza PG e ad UtilizzoMetodiPagamento con l’occorrenza U allora U.DataInizio&lt;=PG.DataPagamento&lt;=U.DataFine <text:span text:style-name="T5">or</text:span> U.DataInizio&lt;=PG.DataPagamento se U.DataFine ha cardinalità 0.</text:p>
        </text:list-item>
        <text:list-item>
          <text:p text:style-name="P4">Viaggi.DataFine ha cardinalità 1 se e solo se Viaggi.DataInizio ha cardinalità 1 <text:span text:style-name="T5">ed inoltre</text:span> <text:span text:style-name="T5">Viaggi.DataInizio</text:span>&lt;<text:span text:style-name="T5">Viaggi.</text:span>DataFine</text:p>
        </text:list-item>
        <text:list-item>
          <text:p text:style-name="P4"><text:soft-page-break/>Per effettuare una prenotazione dev'essere <text:span text:style-name="T5">prima associato un pagamento all’utente</text:span></text:p>
        </text:list-item>
        <text:list-item>
          <text:p text:style-name="P4">L'attributo "Carta d'Identità" dell'entità Utenti è necessario per effettuare una prenotazione.</text:p>
        </text:list-item>
        <text:list-item>
          <text:p text:style-name="P4">Il messaggio “A” può essere associato a il messaggio “B” se e solo se “B” è riferito ad una prenotazione in cui è coinvolto l'autore di “A”</text:p>
        </text:list-item>
      </text:list>
      <text:p text:style-name="P1">Business Rule – Vincoli – Identificatori – ER Ristrutturato</text:p>
      <text:list xml:id="list4000516503" text:style-name="L2">
        <text:list-item>
          <text:p text:style-name="P8">Per identificare gli Utenti usiamo un Id autoincrementantee perché altrimenti dovremmo <text:s/>servirci della mail, che potrebbe essere una stringa lunga e poco efficinete.</text:p>
        </text:list-item>
        <text:list-item>
          <text:p text:style-name="P8">Per i Messaggi usiamo un id autoincrementare perché identificare su DataOra potrebbe essere poco efficiente e qualora identificassimo Recensioni esternamente la chiave potrebbe essere troppo lunga</text:p>
        </text:list-item>
        <text:list-item>
          <text:p text:style-name="P8">Per ristrutturare la gerarchia Utenti abbiamo deciso di usare la soluzione 3 (associazione tra padre e figlie) perché ci sono operazioni interattive e molto frequenti che necessitano di accedere ai soli dati dell’host e perché inserendo gli attributi di host in utenti avremmo avuto troppi valori null e quindi una pessima occupazione di spazio(considerando l’elevato numero di record dell’associazione). </text:p>
        </text:list-item>
        <text:list-item>
          <text:p text:style-name="P8">Per ristrutturare la gerarchia delle recensioni abbiamo deciso di adottare la soluzione 2 (attributi del padre nelle nelle figlie) perché è quella che garantisce la maggiore occupazione di spazio e cis sono alcune operazioni che accedono oslo ai dati di una entità.</text:p>
        </text:list-item>
        <text:list-item>
          <text:p text:style-name="P6">Solo l’Host titolare dell’alloggio in cui è avvenuta la Prenotazione I può scrivere una recensione J riferita ad essa.</text:p>
        </text:list-item>
        <text:list-item>
          <text:p text:style-name="P6">Solo l’utente che ha eseguito la prenotazione I può scrivere una recensione J riferita ad I <text:span text:style-name="T7">(ATTENZIONE!! Queste due br dicono la stessa cosa della 1: tenere queste perché sono più chiare)</text:span></text:p>
        </text:list-item>
        <text:list-item>
          <text:p text:style-name="P8">Per la prenotazione usiamo un Id autoincrementante perché l’identificatore su date potrebbe essere poco efficiente e un identificatore composto risulterebbe troppo complesso</text:p>
        </text:list-item>
        <text:list-item>
          <text:p text:style-name="P8">Per gli alloggi conviene identificare su un Id autoincrementante perché usare nome ed indirizzo(oltre a codice della città) sarebbe poco efficiente trattandosi di stringhe lunghe</text:p>
        </text:list-item>
        <text:list-item>
          <text:p text:style-name="P8">Per città, regioni e stati conviene usare un id numerico dato che indentificare usando i nomi, che molto probabilmente saranno stringhe lunghe, sarebbe poco efficiente</text:p>
        </text:list-item>
        <text:list-item>
          <text:p text:style-name="P8">Per identificare le foto utilizziamo un codice autoincrementante perché identificare sul percorso sarebbe poco efficiente, dato che molto probabilmente questo sarà una stringa lunga.</text:p>
        </text:list-item>
        <text:list-item>
          <text:p text:style-name="P8"><text:soft-page-break/>Anche per i servizi vale lo stesso ragionamento : identificare sulla descrizione sarebbe poco efficiente.</text:p>
          <text:p text:style-name="P6"/>
        </text:list-item>
        <text:list-item>
          <text:p text:style-name="P8">In MetodiDiPagamento non memorizziamo i dati delle carte di credito, non sarebbe sicuro, verosimilmente la compagnia si affiderà a servizi esterni. Memorizziamo però il tipo di servizio e lo storico dei metodi usati dall’utente(con l’associazione PossessoMetodiPagamento)</text:p>
        </text:list-item>
        <text:list-item>
          <text:p text:style-name="P8">Nell’operazione 16 (dettaglio Alloggio) ricostruiamo il calendario dei giorni prenotabili inserendovi tutti i giorni che non ricadono nell’intervallo [DataInizio, DataFine] di prenotazioni relative all’alloggio scelto.</text:p>
        </text:list-item>
        <text:list-item>
          <text:p text:style-name="P8">In PeriodiDisponibilità usiamo un identificatore numerico progressivo perché l’identificazione esterna sulle date sarebbe poco efficiente.</text:p>
        </text:list-item>
        <text:list-item>
          <text:p text:style-name="P8">In PeriodiDisponibilità memorizziamo i periodi dell’anno in cui l’Host ha deciso di rendere disponibile il suo alloggio</text:p>
        </text:list-item>
        <text:list-item>
          <text:p text:style-name="P9"><text:span text:style-name="Car._20_predefinito_20_paragrafo"><text:span text:style-name="T3">In liste non mettiamo il collegamento a città perché tanto c’è già il collegamento ad Alloggi su Airbnb la lista può essere associata ad un periodo, ma non ad una città (può contenere alloggi di ogni città, ciascuno riferito ad un periodo diverso).</text:span></text:span></text:p>
        </text:list-item>
        <text:list-item>
          <text:p text:style-name="P10"><text:span text:style-name="Car._20_predefinito_20_paragrafo"><text:span text:style-name="T4">In effetti non ci sono nuove br: ha senso, non abbiamo usato parti dell’algoritmo di traduzione che ne richiedono l’introduzione</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Helvetica" svg:font-family="Helvetica" style:font-family-generic="swiss" style:font-pitch="variable"/>
    <style:font-face style:name="Liberation Sans" svg:font-family="'Liberation Sans'" style:font-family-generic="swiss" style:font-pitch="variable"/>
    <style:font-face style:name="Noto Sans Mono CJK JP" svg:font-family="'Noto Sans Mono CJK JP'"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4%"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4%"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e" style:default-outline-level="1" style:class="text">
      <style:paragraph-properties fo:margin-top="0.176cm" fo:margin-bottom="0.176cm" style:contextual-spacing="false" fo:line-height="100%" fo:hyphenation-ladder-count="no-limi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it" style:country-asian="IT" style:font-weight-asian="bold" style:font-size-complex="24pt" style:font-weight-complex="bold" fo:hyphenate="false" loext:hyphenation-no-caps="false"/>
    </style:style>
    <style:style style:name="Heading_20_2" style:display-name="Heading 2" style:family="paragraph" style:parent-style-name="Normale" style:next-style-name="Normale" style:default-outline-level="2"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style:style>
    <style:style style:name="Normale" style:family="paragraph">
      <style:paragraph-properties fo:hyphenation-ladder-count="no-limit"/>
      <style:text-properties fo:hyphenate="false" loext:hyphenation-no-caps="false"/>
    </style:style>
    <style:style style:name="Paragrafo_20_elenco" style:display-name="Paragrafo elenco" style:family="paragraph" style:parent-style-name="Normale">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it" style:country-asian="IT" style:font-weight-asian="bold" style:font-name-complex="Times New Roman" style:font-family-complex="'Times New Roman'" style:font-family-generic-complex="roman" style:font-pitch-complex="variable" style:font-size-complex="24pt" style:font-weight-complex="bold"/>
    </style:style>
    <style:style style:name="Titolo_20_2_20_Carattere" style:display-name="Titolo 2 Carattere" style:family="text" style:parent-style-name="Car._20_predefinito_20_paragrafo">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3.2$Linux_X86_64 LibreOffice_project/30$Build-2</meta:generator>
    <dc:title/>
    <dc:description/>
    <dc:subject/>
    <meta:initial-creator>Roberto Carletto</meta:initial-creator>
    <meta:creation-date>2022-05-09T12:20:00Z</meta:creation-date>
    <dc:date>2022-06-16T08:17:35.107863257</dc:date>
    <meta:editing-cycles>8</meta:editing-cycles>
    <meta:editing-duration>PT3H37M35S</meta:editing-duration>
    <meta:document-statistic meta:table-count="0" meta:image-count="0" meta:object-count="0" meta:page-count="3" meta:paragraph-count="38" meta:word-count="896" meta:character-count="6042" meta:non-whitespace-character-count="5211"/>
    <meta:template xlink:type="simple" xlink:actuate="onRequest" xlink:title="" xlink:href="Normal.dotm"/>
  </office:meta>
</office:document-meta>
</file>